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7.001cm" fo:margin-right="0cm" fo:text-align="justify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 fo:break-before="auto" fo:break-after="auto"/>
    </style:style>
    <style:style style:name="P9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/>
      <style:text-properties style:use-window-font-color="true" style:font-name="Verdana1" fo:font-size="11pt" fo:background-color="transparent" style:font-size-asian="10pt" style:font-size-complex="10pt"/>
    </style:style>
    <style:style style:name="P10" style:family="paragraph" style:parent-style-name="Table_20_Contents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language="zxx" fo:country="none" fo:background-color="transparent" style:font-size-asian="10pt" style:language-asian="zxx" style:country-asian="none" style:font-size-complex="10pt"/>
    </style:style>
    <style:style style:name="P11" style:family="paragraph" style:parent-style-name="Table_20_Contents">
      <style:paragraph-properties fo:margin-left="7.001cm" fo:margin-right="0cm" fo:text-align="start" style:justify-single-word="false" fo:text-indent="0cm" style:auto-text-indent="false" style:snap-to-layout-grid="false"/>
      <style:text-properties style:use-window-font-color="true" style:font-name="Verdana1" fo:font-size="11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style:use-window-font-color="true" style:font-name="Verdana1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master-page-name="Standard">
      <style:paragraph-properties fo:margin-left="7.001cm" fo:margin-right="0cm" fo:margin-top="0cm" fo:margin-bottom="1cm" fo:text-align="justify" style:justify-single-word="false" fo:text-indent="0cm" style:auto-text-indent="false" style:page-number="auto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Verdana1" fo:font-size="11pt" fo:background-color="transparent"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personne_nir" text:name="personne_nir"/>
        <text:user-field-decl office:value-type="string" office:string-value="dossier_rsa_numdemrsa" text:name="dossier_rsa_numdemrsa"/>
        <text:user-field-decl office:value-type="string" office:string-value="structurereferente_lib_struc" text:name="structurereferente_lib_struc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</text:user-field-decls>
      <text:p text:style-name="P14">Le <text:date style:data-style-name="N37" text:date-value="2009-05-28T08:51:25.99">28/05/09</text:date></text:p>
      <text:p text:style-name="P8"><text:span text:style-name="T1"><text:user-field-get text:name="personne_qual">personne_qual</text:user-field-get></text:span><text:span text:style-name="T1"> </text:span><text:span text:style-name="T1"><text:user-field-get text:name="personne_prenom">personne_prenom</text:user-field-get></text:span><text:span text:style-name="T1"> </text:span><text:span text:style-name="T1"><text:user-field-get text:name="personne_nom">personne_nom</text:user-field-get></text:span></text:p>
      <text:p text:style-name="P9"/>
      <text:p text:style-name="P10"><text:user-field-get text:name="adresse_numvoie"/> <text:user-field-get text:name="adresse_typevoie"/> <text:user-field-get text:name="adresse_nomvoie"/></text:p>
      <text:p text:style-name="P10"><text:user-field-get text:name="adresse_complideadr"/></text:p>
      <text:p text:style-name="P11"><text:user-field-get text:name="adresse_codepos"/> <text:user-field-get text:name="adresse_locaadr"/></text:p>
      <text:p text:style-name="P12"/>
      <text:p text:style-name="P4">N° NIR (Sécu) : <text:user-field-get text:name="personne_nir">personne_nir</text:user-field-get></text:p>
      <text:p text:style-name="P4">N° de dossier RSA : <text:user-field-get text:name="dossier_rsa_numdemrsa">dossier_rsa_numdemrsa</text:user-field-get></text:p>
      <text:p text:style-name="P3"/>
      <text:p text:style-name="P3"/>
      <text:p text:style-name="P13"><text:user-field-get text:name="personne_qual">personne_qual</text:user-field-get></text:p>
      <text:p text:style-name="P3"/>
      <text:p text:style-name="P3">Suite à notre entretien de ce jour, nous transmettons votre demande d'allocation de Revenu de Solidarité Active (RSA) à l’organisme en charge du paiement. Celle-ci sera examinée en lien avec les services du Conseil Général.</text:p>
      <text:p text:style-name="P3"/>
      <text:p text:style-name="P3">Si l'ouverture du droit au RSA vous est accordée, nous vous confirmons que l’organisme qui sera chargé de votre suivi sera :</text:p>
      <text:p text:style-name="P3"/>
      <text:p text:style-name="P6">Le Conseil général</text:p>
      <text:p text:style-name="P7"><text:user-field-get text:name="structurereferente_lib_struc">structurereferente_lib_struc</text:user-field-get></text:p>
      <text:p text:style-name="P7"><text:user-field-get text:name="structurereferente_num_voie">structurereferente_num_voie</text:user-field-get> <text:user-field-get text:name="structurereferente_type_voie">structurereferente_type_voie</text:user-field-get> <text:user-field-get text:name="structurereferente_nom_voie">structurereferente_nom_voie</text:user-field-get></text:p>
      <text:p text:style-name="P7"><text:user-field-get text:name="structurereferente_code_postal">structurereferente_code_postal</text:user-field-get> <text:user-field-get text:name="structurereferente_ville">structurereferente_ville</text:user-field-get></text:p>
      <text:p text:style-name="P7">[téléphone]</text:p>
      <text:p text:style-name="P3"/>
      <text:p text:style-name="P3">Vous serez convoqué et en référence à la loi sur le Revenu de Solidarité Active, vous devrez vous présenter et répondre aux convocations qui vous seront fixées.</text:p>
      <text:p text:style-name="P3"/>
      <text:p text:style-name="P5">L’agent d’ori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Verdana" fo:font-size="11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images2" text:anchor-type="as-char" svg:width="4.431cm" svg:height="4.318cm" draw:z-index="0"><draw:image xlink:href="Pictures/10000200000000BC000000DF5EE830D9.png" xlink:type="simple" xlink:show="embed" xlink:actuate="onLoad"/></draw:frame></text:p>
      </style:header>
      <style:footer>
        <text:p text:style-name="P2">Si vous contestez ces faits vous disposez d’un délai de 2 mois à compter de la date de réception de cette notification pour formuler un recours gracieux par courrier adressé au Président du Conseil Général Mission rSa <text:s/>25, rue petite la Monnaie, 66000 Perpignan.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Modèle 1 : Orientation CG ou MSA</dc:title>
    <meta:initial-creator>Administrateur</meta:initial-creator>
    <meta:creation-date>2009-05-07T12:55:00</meta:creation-date>
    <dc:creator>aauzolat</dc:creator>
    <dc:date>2009-05-28T08:51:26</dc:date>
    <meta:print-date>2009-05-07T13:04:00</meta:print-date>
    <meta:editing-cycles>10</meta:editing-cycles>
    <meta:editing-duration>PT1H20M1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9" meta:word-count="142" meta:character-count="886"/>
  </office:meta>
</office:document-meta>
</file>